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999cm" table:align="margins"/>
    </style:style>
    <style:style style:name="Táblázat1.A" style:family="table-column">
      <style:table-column-properties style:column-width="6.8cm" style:rel-column-width="26215*"/>
    </style:style>
    <style:style style:name="Táblázat1.B" style:family="table-column">
      <style:table-column-properties style:column-width="10.199cm" style:rel-column-width="39320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B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6.999cm" table:align="margins"/>
    </style:style>
    <style:style style:name="Táblázat2.A" style:family="table-column">
      <style:table-column-properties style:column-width="9.26cm" style:rel-column-width="35701*"/>
    </style:style>
    <style:style style:name="Táblázat2.B" style:family="table-column">
      <style:table-column-properties style:column-width="7.738cm" style:rel-column-width="29834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B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de">
      <style:text-properties fo:language="en" fo:country="US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hu" fo:country="HU"/>
    </style:style>
    <style:style style:name="T3" style:family="text">
      <style:text-properties fo:language="hu" fo:country="HU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rypredicates2sql</text:p>
      <text:p text:style-name="Text_20_body"/>
      <text:p text:style-name="Text_20_body">A modul a következő helyen található meg:</text:p>
      <text:p text:style-name="Text_20_body"><text:span text:style-name="code_5f_char">dlog-server\src\prolog_translator\</text:span></text:p>
      <text:h text:style-name="Heading_20_1" text:outline-level="1">Használata</text:h>
      <text:p text:style-name="Text_20_body">A hívásra van egy példa magában a <text:span text:style-name="code_5f_char">query_predicates_to_sql.pl</text:span>-ben is található:</text:p>
      <text:p text:style-name="code">test:-</text:p>
      <text:p text:style-name="code"><text:tab/>Query = X-(normal(c)-[X]),</text:p>
      <text:p text:style-name="code"><text:tab/>test_file_to_sql('zsl_test06.tst',SQLQuery,true,Query).</text:p>
      <text:h text:style-name="Heading_20_1" text:outline-level="1">Áttekintés</text:h>
      <text:p text:style-name="Text_20_body"/>
      <text:p text:style-name="Text_20_body">A következő file-ok tartoznak hozzá(m):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code">query_predicates_to_sql.pl</text:p>
          </table:table-cell>
          <table:table-cell table:style-name="Táblázat1.B1" office:value-type="string">
            <text:p text:style-name="Table_20_Contents">Ez a belépási pont. Jó esetben csak ezt kell ismerned.</text:p>
            <text:p text:style-name="Table_20_Contents">Meghívod a következőt:</text:p>
            <text:p text:style-name="Table_20_Contents"><text:span text:style-name="code_5f_char">test_file_to_sql(TstFile,SQLQuery,true,PrologishQuery) </text:span></text:p>
            <text:p text:style-name="Table_20_Contents">és kész.</text:p>
            <text:p text:style-name="Table_20_Contents">A következőket írja ki a képernyőre: </text:p>
            <text:list xml:id="list30614262" text:style-name="L1">
              <text:list-item>
                <text:p text:style-name="P3">PreSqlStruct: ez egy átmeneti formátum, jó esetben ezzel nem kell törődnöd (<text:a xlink:type="simple" xlink:href="#3.PreSqlStruct|outline">formátumáról később még szó lesz)</text:a></text:p>
              </text:list-item>
              <text:list-item>
                <text:p text:style-name="P3">SQLQuery: kutyaközönséges sql, egyelőre talán még platformfüggetlen is (MySql alatt viszont biztosan megy)</text:p>
              </text:list-item>
            </text:list>
            <text:p text:style-name="Table_20_Contents">Izgalmas predikátumok:</text:p>
            <text:list xml:id="list30621538" text:style-name="L2">
              <text:list-item>
                <text:p text:style-name="P4">plate: „kilapítja” a Prolog query-t , és előállítja a PreSqlStruct-ot </text:p>
              </text:list-item>
            </text:list>
          </table:table-cell>
        </table:table-row>
        <table:table-row>
          <table:table-cell table:style-name="Táblázat1.A2" office:value-type="string">
            <text:p text:style-name="code">presql_struct2sql.pl</text:p>
          </table:table-cell>
          <table:table-cell table:style-name="Táblázat1.B2" office:value-type="string">
            <text:p text:style-name="Table_20_Contents">Őt a <text:span text:style-name="code_5f_char">query_predicates_to_sql.pl </text:span>hívja.</text:p>
            <text:p text:style-name="Table_20_Contents">Megkapja a PreSqlStruct-ot és előállítja az SQLQuery-t.</text:p>
            <text:p text:style-name="Table_20_Contents">Tulajdonképpen ez a legérdekesebb rész. A használt algoritmus.</text:p>
          </table:table-cell>
        </table:table-row>
        <table:table-row>
          <table:table-cell table:style-name="Táblázat1.A2" office:value-type="string">
            <text:p text:style-name="code">assoc_array.pl</text:p>
          </table:table-cell>
          <table:table-cell table:style-name="Táblázat1.B2" office:value-type="string">
            <text:p text:style-name="Table_20_Contents">Asszociatív tömb, amely egy kulcshoz több elemet is rendelhet. (library(assoc)-ra épül) <text:s/>A <text:span text:style-name="code_5f_char">presql_struct2sql.pl </text:span>használja.</text:p>
          </table:table-cell>
        </table:table-row>
        <table:table-row>
          <table:table-cell table:style-name="Táblázat1.A2" office:value-type="string">
            <text:p text:style-name="code">zsl_util.pl</text:p>
          </table:table-cell>
          <table:table-cell table:style-name="Táblázat1.B2" office:value-type="string">
            <text:p text:style-name="Table_20_Contents">Kiíráshoz, atomok összefűzéséhez, debuggoláshoz tartalmaz néhány segédeljárást.</text:p>
          </table:table-cell>
        </table:table-row>
        <table:table-row>
          <table:table-cell table:style-name="Táblázat1.A2" office:value-type="string">
            <text:p text:style-name="code">debug/presql_struct_mem_test_01.pl</text:p>
          </table:table-cell>
          <table:table-cell table:style-name="Táblázat1.B2" office:value-type="string">
            <text:p text:style-name="Table_20_Contents">A <text:span text:style-name="code_5f_char">presql_struct2sql.pl </text:span>teszteléséhez tartalmaz példákat. (Adott PreSqlStruct-ból csinál SQL-t, memóriában tárolt Abox-szal; nem kell hozzá tst file)</text:p>
          </table:table-cell>
        </table:table-row>
        <table:table-row>
          <table:table-cell table:style-name="Táblázat1.A2" office:value-type="string">
            <text:p text:style-name="code">debug/tst06_02.sql</text:p>
          </table:table-cell>
          <table:table-cell table:style-name="Táblázat1.B2" office:value-type="string">
            <text:p text:style-name="Standard">A <text:span text:style-name="code_5f_char">zsl_test06.tst</text:span>-hez tartozó SQL dump.</text:p>
          </table:table-cell>
        </table:table-row>
      </table:table>
      <text:h text:style-name="Heading_20_1" text:outline-level="1"><text:soft-page-break/>PreSqlStruct</text:h>
      <text:p text:style-name="Text_20_body">Erre a köztes formára azért van szükség, mert </text:p>
      <text:list xml:id="list30606031" text:style-name="L3">
        <text:list-item>
          <text:p text:style-name="P5">meg kell számozni a táblákat (join-nál hivatkozni kell rájuk valahogy, másrészt a MySQL egyébként is megköveteli, hogy minden táblának legyen neve: nem fog helyetted neki nevet kitalálni)</text:p>
        </text:list-item>
        <text:list-item>
          <text:p text:style-name="P5">ehhez olyan adatstruktúra kell, ahol a struktúra minden eleme megfeleltethető egy adatbázis táblának (ez lehet beágyazott tábla is)</text:p>
        </text:list-item>
      </text:list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code">lambda(<text:span text:style-name="T1">&lt;</text:span>TID<text:span text:style-name="T1">&gt;</text:span>,<text:span text:style-name="T1">[&lt;Var&gt;],&lt;LambdaBody&gt;)</text:span></text:p>
          </table:table-cell>
          <table:table-cell table:style-name="Táblázat2.B1" office:value-type="string">
            <text:p text:style-name="Table_20_Contents">Ez a top_level elem. <text:span text:style-name="T2">Azért hívják lambdának, mert egy névtelen Prolog klózt reprezentál: a törzsében álló elemek „ÉS” kapcsolatban állnak egymással, vagyis a fejrészeik változóin keresztül kötésbe kerülhetnek egymással. Egy ilyen kötés join-ként jelenik meg az SQL lekérdezésben. (Vagyis inkább „WHERE”-ként, de szemantikailag join.)</text:span></text:p>
            <text:p text:style-name="Table_20_Contents"><text:span text:style-name="T3">Figyelem</text:span><text:span text:style-name="T2">: a lambda fejrészében csak egy változó lehet!</text:span></text:p>
          </table:table-cell>
        </table:table-row>
        <table:table-row>
          <table:table-cell table:style-name="Táblázat2.A2" office:value-type="string">
            <text:p text:style-name="P1">union(<text:span text:style-name="T2">&lt;</text:span>TID<text:span text:style-name="T2">&gt;</text:span>,[&lt;Vars&gt;],&lt;UnionBody&gt;)</text:p>
          </table:table-cell>
          <table:table-cell table:style-name="Táblázat2.B2" office:value-type="string">
            <text:p text:style-name="Table_20_Contents">A törzsében szereplő lekérdezések unióját veszi. Az SQL lekérdezésben „UNION”-ként jelenik meg. *</text:p>
          </table:table-cell>
        </table:table-row>
        <table:table-row>
          <table:table-cell table:style-name="Táblázat2.A2" office:value-type="string">
            <text:p text:style-name="P1">sql_abox(&lt;TID&gt;,[&lt;Vars&gt;],&lt;PredicateName&gt;)</text:p>
          </table:table-cell>
          <table:table-cell table:style-name="Táblázat2.B2" office:value-type="string">
            <text:p text:style-name="Table_20_Contents">A tst file-ban lévő tábladefinícióra történő hivatkozás.*</text:p>
          </table:table-cell>
        </table:table-row>
        <table:table-row>
          <table:table-cell table:style-name="Táblázat2.A2" office:value-type="string">
            <text:p text:style-name="P1">mem_abox(&lt;TID&gt;,[&lt;Vars<text:span text:style-name="T2">&gt;</text:span>],&lt;PredicateName&gt;,[&lt;Instances&gt;]</text:p>
          </table:table-cell>
          <table:table-cell table:style-name="Táblázat2.B2" office:value-type="string">
            <text:p text:style-name="Table_20_Contents">Memóriában (egész pontosan a struktúra törzsében) tárolt adatokra való hivatkozás. &lt;PredicateName&gt; csak tájékoztató jellegű, a program nem hagyatkozik rá</text:p>
          </table:table-cell>
        </table:table-row>
        <table:table-row>
          <table:table-cell table:style-name="Táblázat2.A2" office:value-type="string">
            <text:p text:style-name="code">&lt;TID&gt;</text:p>
          </table:table-cell>
          <table:table-cell table:style-name="Táblázat2.B2" office:value-type="string">
            <text:p text:style-name="Table_20_Contents">TableID: a beágyazott tábla azonosító- száma.</text:p>
          </table:table-cell>
        </table:table-row>
        <table:table-row>
          <table:table-cell table:style-name="Táblázat2.A2" office:value-type="string">
            <text:p text:style-name="code">&lt;Var&gt;</text:p>
          </table:table-cell>
          <table:table-cell table:style-name="Táblázat2.B2" office:value-type="string">
            <text:p text:style-name="Table_20_Contents">egy darab lekötetlen Prolog változó</text:p>
          </table:table-cell>
        </table:table-row>
        <table:table-row>
          <table:table-cell table:style-name="Táblázat2.A2" office:value-type="string">
            <text:p text:style-name="code">&lt;Vars&gt;</text:p>
          </table:table-cell>
          <table:table-cell table:style-name="Táblázat2.B2" office:value-type="string">
            <text:p text:style-name="Table_20_Contents">egy vagy kettő darab lekötetlen Prolog változó</text:p>
          </table:table-cell>
        </table:table-row>
      </table:table>
      <text:p text:style-name="Text_20_body"/>
      <text:p text:style-name="Table_20_Contents"><text:bookmark text:name="aaa"/>* Fejrészében egy vagy két változó lehet, attól függően, hogy törzsében fogalmak vagy szerepek vannak.</text:p>
      <text:p text:style-name="Text_20_body"/>
      <text:p text:style-name="Text_20_body">Példákért lásd: <text:span text:style-name="code_5f_char">debug/presql_struct_mem_test_01.pl</text:span></text:p>
      <text:h text:style-name="Heading_20_1" text:outline-level="1">A használt algoritmus</text:h>
      <text:p text:style-name="Text_20_body">A PreSqlStruct feldolgozásában az izgalmas rész az, amikor a lambda a törzséből join-t csinálunk. Ez úgy történik, hogy a törzsben található elemek fejeiből kigyűjtjük a változókat, és minden változóhoz megjegyezzük a táblaazonosítót, és az argumentum pozíciót, ahol előfordult. (Ehhez kell az assoc_array: a kulcs maga a változó, az érték pedig &lt;TID&gt;/&lt;ArgPos&gt; elemek listája) Ha egy változó legalább két helyen előfordul, „WHERE” feltételt csinálunk, amelyben kimondjuk a két táblaoszlop egyenlőségét (értelemszerűen ahanyadik argumentumpozíció, annyiadik táblaoszlop; <text:s/><text:soft-page-break/>jelenleg legfeljebb két oszlopú táblákkal dolgozunk, fogalmak: fogalmak esetén egy oszlopos (subject), relációk esetén két oszlopos (subject, object)).</text:p>
      <text:h text:style-name="Heading_20_1" text:outline-level="1">Hívási gráf</text:h>
      <text:p text:style-name="P6">A <text:span text:style-name="code_5f_char">presql_struct2sql.pl</text:span> h<text:span text:style-name="T2">ívási gráfja:</text:span></text:p>
      <text:p text:style-name="Text_20_body"><text:span text:style-name="code_5f_char"><text:span text:style-name="T2">presql_struct2sql_call_graph</text:span></text:span><text:span text:style-name="code_5f_char"><text:span text:style-name="T1">.odg</text:span></text:span></text:p>
      <text:p text:style-name="code"><text:span text:style-name="T2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Courier New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code_5f_char" style:display-name="code_char" style:family="text">
      <style:text-properties style:font-name="Courier New1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6T19:38:48.39</meta:creation-date>
    <meta:editing-duration>PT05H59M30S</meta:editing-duration>
    <meta:editing-cycles>30</meta:editing-cycles>
    <meta:generator>OpenOffice.org/3.0$Win32 OpenOffice.org_project/300m15$Build-9379</meta:generator>
    <dc:title>numhier30</dc:title>
    <meta:initial-creator>A B</meta:initial-creator>
    <dc:date>2009-09-17T10:51:21.15</dc:date>
    <dc:creator>A B</dc:creator>
    <meta:document-statistic meta:table-count="2" meta:image-count="0" meta:object-count="0" meta:page-count="3" meta:paragraph-count="58" meta:word-count="467" meta:character-count="3827"/>
    <meta:user-defined meta:name="Információ 1"/>
    <meta:user-defined meta:name="Információ 2"/>
    <meta:user-defined meta:name="Információ 3"/>
    <meta:user-defined meta:name="Információ 4"/>
    <meta:template xlink:type="simple" xlink:actuate="onRequest" xlink:title="numhier30" xlink:href="../../../../../Application%20Data/OpenOffice.org/3/user/template/numhier30.ott" meta:date="2009-09-16T19:38:49"/>
  </office:meta>
</office:document-meta>
</file>